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_expected_delta_200_40_100_15" table:style-name="ta1">
        <table:shapes>
          <draw:frame draw:z-index="0" draw:style-name="gr1" draw:text-style-name="P1" svg:width="453.51pt" svg:height="255.09pt" svg:x="154.6pt" svg:y="2.83pt">
            <loext:p draw:notify-on-update-of-ranges="_expected_delta_200_40_100_15.A1:_expected_delta_200_40_100_15.A1 _expected_delta_200_40_100_15.A2:_expected_delta_200_40_100_15.A100 _expected_delta_200_40_100_15.B1:_expected_delta_200_40_100_15.B1 _expected_delta_200_40_100_15.B2:_expected_delta_200_40_100_15.B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Expected Delta</text:p>
          </table:table-cell>
        </table:table-row>
        <table:table-row table:style-name="ro1">
          <table:table-cell office:value-type="float" office:value="-0.0600147143417" calcext:value-type="float">
            <text:p>-0.0600147143</text:p>
          </table:table-cell>
          <table:table-cell office:value-type="float" office:value="-0.059152059141" calcext:value-type="float">
            <text:p>-0.0591520591</text:p>
          </table:table-cell>
        </table:table-row>
        <table:table-row table:style-name="ro1">
          <table:table-cell office:value-type="float" office:value="-0.0475794203328" calcext:value-type="float">
            <text:p>-0.0475794203</text:p>
          </table:table-cell>
          <table:table-cell office:value-type="float" office:value="-0.0463914073584" calcext:value-type="float">
            <text:p>-0.0463914074</text:p>
          </table:table-cell>
        </table:table-row>
        <table:table-row table:style-name="ro1">
          <table:table-cell office:value-type="float" office:value="-0.0396896249724" calcext:value-type="float">
            <text:p>-0.039689625</text:p>
          </table:table-cell>
          <table:table-cell office:value-type="float" office:value="-0.0382951401536" calcext:value-type="float">
            <text:p>-0.0382951402</text:p>
          </table:table-cell>
        </table:table-row>
        <table:table-row table:style-name="ro1">
          <table:table-cell office:value-type="float" office:value="-0.0337544392553" calcext:value-type="float">
            <text:p>-0.0337544393</text:p>
          </table:table-cell>
          <table:table-cell office:value-type="float" office:value="-0.0322328278207" calcext:value-type="float">
            <text:p>-0.0322328278</text:p>
          </table:table-cell>
        </table:table-row>
        <table:table-row table:style-name="ro1">
          <table:table-cell office:value-type="float" office:value="-0.0289266235362" calcext:value-type="float">
            <text:p>-0.0289266235</text:p>
          </table:table-cell>
          <table:table-cell office:value-type="float" office:value="-0.0273389204167" calcext:value-type="float">
            <text:p>-0.0273389204</text:p>
          </table:table-cell>
        </table:table-row>
        <table:table-row table:style-name="ro1">
          <table:table-cell office:value-type="float" office:value="-0.0248173940929" calcext:value-type="float">
            <text:p>-0.0248173941</text:p>
          </table:table-cell>
          <table:table-cell office:value-type="float" office:value="-0.023214051623" calcext:value-type="float">
            <text:p>-0.0232140516</text:p>
          </table:table-cell>
        </table:table-row>
        <table:table-row table:style-name="ro1">
          <table:table-cell office:value-type="float" office:value="-0.0212144037414" calcext:value-type="float">
            <text:p>-0.0212144037</text:p>
          </table:table-cell>
          <table:table-cell office:value-type="float" office:value="-0.0196389895523" calcext:value-type="float">
            <text:p>-0.0196389896</text:p>
          </table:table-cell>
        </table:table-row>
        <table:table-row table:style-name="ro1">
          <table:table-cell office:value-type="float" office:value="-0.0179883556152" calcext:value-type="float">
            <text:p>-0.0179883556</text:p>
          </table:table-cell>
          <table:table-cell office:value-type="float" office:value="-0.0164796120049" calcext:value-type="float">
            <text:p>-0.016479612</text:p>
          </table:table-cell>
        </table:table-row>
        <table:table-row table:style-name="ro1">
          <table:table-cell office:value-type="float" office:value="-0.015054393915" calcext:value-type="float">
            <text:p>-0.0150543939</text:p>
          </table:table-cell>
          <table:table-cell office:value-type="float" office:value="-0.0136475035967" calcext:value-type="float">
            <text:p>-0.0136475036</text:p>
          </table:table-cell>
        </table:table-row>
        <table:table-row table:style-name="ro1">
          <table:table-cell office:value-type="float" office:value="-0.0123536773623" calcext:value-type="float">
            <text:p>-0.0123536774</text:p>
          </table:table-cell>
          <table:table-cell office:value-type="float" office:value="-0.0110810977716" calcext:value-type="float">
            <text:p>-0.0110810978</text:p>
          </table:table-cell>
        </table:table-row>
        <table:table-row table:style-name="ro1">
          <table:table-cell office:value-type="float" office:value="-0.00984364315777" calcext:value-type="float">
            <text:p>-0.0098436432</text:p>
          </table:table-cell>
          <table:table-cell office:value-type="float" office:value="-0.00873568598973" calcext:value-type="float">
            <text:p>-0.008735686</text:p>
          </table:table-cell>
        </table:table-row>
        <table:table-row table:style-name="ro1">
          <table:table-cell office:value-type="float" office:value="-0.0074924545879" calcext:value-type="float">
            <text:p>-0.0074924546</text:p>
          </table:table-cell>
          <table:table-cell office:value-type="float" office:value="-0.00657770519333" calcext:value-type="float">
            <text:p>-0.0065777052</text:p>
          </table:table-cell>
        </table:table-row>
        <table:table-row table:style-name="ro1">
          <table:table-cell office:value-type="float" office:value="-0.00527564000524" calcext:value-type="float">
            <text:p>-0.00527564</text:p>
          </table:table-cell>
          <table:table-cell office:value-type="float" office:value="-0.00458127108113" calcext:value-type="float">
            <text:p>-0.0045812711</text:p>
          </table:table-cell>
        </table:table-row>
        <table:table-row table:style-name="ro1">
          <table:table-cell office:value-type="float" office:value="-0.00317395838138" calcext:value-type="float">
            <text:p>-0.0031739584</text:p>
          </table:table-cell>
          <table:table-cell office:value-type="float" office:value="-0.00272597108297" calcext:value-type="float">
            <text:p>-0.0027259711</text:p>
          </table:table-cell>
        </table:table-row>
        <table:table-row table:style-name="ro1">
          <table:table-cell office:value-type="float" office:value="-0.00117198925899" calcext:value-type="float">
            <text:p>-0.0011719893</text:p>
          </table:table-cell>
          <table:table-cell office:value-type="float" office:value="-0.000995402838423" calcext:value-type="float">
            <text:p>-0.0009954028</text:p>
          </table:table-cell>
        </table:table-row>
        <table:table-row table:style-name="ro1">
          <table:table-cell office:value-type="float" office:value="0.000742830061258" calcext:value-type="float">
            <text:p>0.0007428301</text:p>
          </table:table-cell>
          <table:table-cell office:value-type="float" office:value="0.000623826123807" calcext:value-type="float">
            <text:p>0.0006238261</text:p>
          </table:table-cell>
        </table:table-row>
        <table:table-row table:style-name="ro1">
          <table:table-cell office:value-type="float" office:value="0.00258088070887" calcext:value-type="float">
            <text:p>0.0025808807</text:p>
          </table:table-cell>
          <table:table-cell office:value-type="float" office:value="0.00214280253869" calcext:value-type="float">
            <text:p>0.0021428025</text:p>
          </table:table-cell>
        </table:table-row>
        <table:table-row table:style-name="ro1">
          <table:table-cell office:value-type="float" office:value="0.00435084878619" calcext:value-type="float">
            <text:p>0.0043508488</text:p>
          </table:table-cell>
          <table:table-cell office:value-type="float" office:value="0.00357081521022" calcext:value-type="float">
            <text:p>0.0035708152</text:p>
          </table:table-cell>
        </table:table-row>
        <table:table-row table:style-name="ro1">
          <table:table-cell office:value-type="float" office:value="0.00606008292522" calcext:value-type="float">
            <text:p>0.0060600829</text:p>
          </table:table-cell>
          <table:table-cell office:value-type="float" office:value="0.00491572901042" calcext:value-type="float">
            <text:p>0.004915729</text:p>
          </table:table-cell>
        </table:table-row>
        <table:table-row table:style-name="ro1">
          <table:table-cell office:value-type="float" office:value="0.00771486197879" calcext:value-type="float">
            <text:p>0.007714862</text:p>
          </table:table-cell>
          <table:table-cell office:value-type="float" office:value="0.00618426547238" calcext:value-type="float">
            <text:p>0.0061842655</text:p>
          </table:table-cell>
        </table:table-row>
        <table:table-row table:style-name="ro1">
          <table:table-cell office:value-type="float" office:value="0.00932059875946" calcext:value-type="float">
            <text:p>0.0093205988</text:p>
          </table:table-cell>
          <table:table-cell office:value-type="float" office:value="0.00738221678204" calcext:value-type="float">
            <text:p>0.0073822168</text:p>
          </table:table-cell>
        </table:table-row>
        <table:table-row table:style-name="ro1">
          <table:table-cell office:value-type="float" office:value="0.0108819974026" calcext:value-type="float">
            <text:p>0.0108819974</text:p>
          </table:table-cell>
          <table:table-cell office:value-type="float" office:value="0.00851461137926" calcext:value-type="float">
            <text:p>0.0085146114</text:p>
          </table:table-cell>
        </table:table-row>
        <table:table-row table:style-name="ro1">
          <table:table-cell office:value-type="float" office:value="0.0124031765287" calcext:value-type="float">
            <text:p>0.0124031765</text:p>
          </table:table-cell>
          <table:table-cell office:value-type="float" office:value="0.0095858438019" calcext:value-type="float">
            <text:p>0.0095858438</text:p>
          </table:table-cell>
        </table:table-row>
        <table:table-row table:style-name="ro1">
          <table:table-cell office:value-type="float" office:value="0.0138877667999" calcext:value-type="float">
            <text:p>0.0138877668</text:p>
          </table:table-cell>
          <table:table-cell office:value-type="float" office:value="0.0105997777056" calcext:value-type="float">
            <text:p>0.0105997777</text:p>
          </table:table-cell>
        </table:table-row>
        <table:table-row table:style-name="ro1">
          <table:table-cell office:value-type="float" office:value="0.0153389890406" calcext:value-type="float">
            <text:p>0.015338989</text:p>
          </table:table-cell>
          <table:table-cell office:value-type="float" office:value="0.0115598284823" calcext:value-type="float">
            <text:p>0.0115598285</text:p>
          </table:table-cell>
        </table:table-row>
        <table:table-row table:style-name="ro1">
          <table:table-cell office:value-type="float" office:value="0.016759717423" calcext:value-type="float">
            <text:p>0.0167597174</text:p>
          </table:table-cell>
          <table:table-cell office:value-type="float" office:value="0.0124690301678" calcext:value-type="float">
            <text:p>0.0124690302</text:p>
          </table:table-cell>
        </table:table-row>
        <table:table-row table:style-name="ro1">
          <table:table-cell office:value-type="float" office:value="0.018152531045" calcext:value-type="float">
            <text:p>0.018152531</text:p>
          </table:table-cell>
          <table:table-cell office:value-type="float" office:value="0.0133300901134" calcext:value-type="float">
            <text:p>0.0133300901</text:p>
          </table:table-cell>
        </table:table-row>
        <table:table-row table:style-name="ro1">
          <table:table-cell office:value-type="float" office:value="0.0195197563917" calcext:value-type="float">
            <text:p>0.0195197564</text:p>
          </table:table-cell>
          <table:table-cell office:value-type="float" office:value="0.0141454340252" calcext:value-type="float">
            <text:p>0.014145434</text:p>
          </table:table-cell>
        </table:table-row>
        <table:table-row table:style-name="ro1">
          <table:table-cell office:value-type="float" office:value="0.0208635025719" calcext:value-type="float">
            <text:p>0.0208635026</text:p>
          </table:table-cell>
          <table:table-cell office:value-type="float" office:value="0.014917243351" calcext:value-type="float">
            <text:p>0.0149172434</text:p>
          </table:table-cell>
        </table:table-row>
        <table:table-row table:style-name="ro1">
          <table:table-cell office:value-type="float" office:value="0.0221856907756" calcext:value-type="float">
            <text:p>0.0221856908</text:p>
          </table:table-cell>
          <table:table-cell office:value-type="float" office:value="0.0156474865301" calcext:value-type="float">
            <text:p>0.0156474865</text:p>
          </table:table-cell>
        </table:table-row>
        <table:table-row table:style-name="ro1">
          <table:table-cell office:value-type="float" office:value="0.0234880790746" calcext:value-type="float">
            <text:p>0.0234880791</text:p>
          </table:table-cell>
          <table:table-cell office:value-type="float" office:value="0.0163379452836" calcext:value-type="float">
            <text:p>0.0163379453</text:p>
          </table:table-cell>
        </table:table-row>
        <table:table-row table:style-name="ro1">
          <table:table-cell office:value-type="float" office:value="0.024772283441" calcext:value-type="float">
            <text:p>0.0247722834</text:p>
          </table:table-cell>
          <table:table-cell office:value-type="float" office:value="0.0169902368636" calcext:value-type="float">
            <text:p>0.0169902369</text:p>
          </table:table-cell>
        </table:table-row>
        <table:table-row table:style-name="ro1">
          <table:table-cell office:value-type="float" office:value="0.0260397956749" calcext:value-type="float">
            <text:p>0.0260397957</text:p>
          </table:table-cell>
          <table:table-cell office:value-type="float" office:value="0.0176058329884" calcext:value-type="float">
            <text:p>0.017605833</text:p>
          </table:table-cell>
        </table:table-row>
        <table:table-row table:style-name="ro1">
          <table:table-cell office:value-type="float" office:value="0.0272919987898" calcext:value-type="float">
            <text:p>0.0272919988</text:p>
          </table:table-cell>
          <table:table-cell office:value-type="float" office:value="0.0181860760387" calcext:value-type="float">
            <text:p>0.018186076</text:p>
          </table:table-cell>
        </table:table-row>
        <table:table-row table:style-name="ro1">
          <table:table-cell office:value-type="float" office:value="0.0285301802956" calcext:value-type="float">
            <text:p>0.0285301803</text:p>
          </table:table-cell>
          <table:table-cell office:value-type="float" office:value="0.0187321929796" calcext:value-type="float">
            <text:p>0.018732193</text:p>
          </table:table-cell>
        </table:table-row>
        <table:table-row table:style-name="ro1">
          <table:table-cell office:value-type="float" office:value="0.0297555437346" calcext:value-type="float">
            <text:p>0.0297555437</text:p>
          </table:table-cell>
          <table:table-cell office:value-type="float" office:value="0.0192453073795" calcext:value-type="float">
            <text:p>0.0192453074</text:p>
          </table:table-cell>
        </table:table-row>
        <table:table-row table:style-name="ro1">
          <table:table-cell office:value-type="float" office:value="0.0309692187583" calcext:value-type="float">
            <text:p>0.0309692188</text:p>
          </table:table-cell>
          <table:table-cell office:value-type="float" office:value="0.019726449831" calcext:value-type="float">
            <text:p>0.0197264498</text:p>
          </table:table-cell>
        </table:table-row>
        <table:table-row table:style-name="ro1">
          <table:table-cell office:value-type="float" office:value="0.0321722699827" calcext:value-type="float">
            <text:p>0.03217227</text:p>
          </table:table-cell>
          <table:table-cell office:value-type="float" office:value="0.0201765670191" calcext:value-type="float">
            <text:p>0.020176567</text:p>
          </table:table-cell>
        </table:table-row>
        <table:table-row table:style-name="ro1">
          <table:table-cell office:value-type="float" office:value="0.033365704816" calcext:value-type="float">
            <text:p>0.0333657048</text:p>
          </table:table-cell>
          <table:table-cell office:value-type="float" office:value="0.0205965296419" calcext:value-type="float">
            <text:p>0.0205965296</text:p>
          </table:table-cell>
        </table:table-row>
        <table:table-row table:style-name="ro1">
          <table:table-cell office:value-type="float" office:value="0.0345504804212" calcext:value-type="float">
            <text:p>0.0345504804</text:p>
          </table:table-cell>
          <table:table-cell office:value-type="float" office:value="0.0209871393526" calcext:value-type="float">
            <text:p>0.0209871394</text:p>
          </table:table-cell>
        </table:table-row>
        <table:table-row table:style-name="ro1">
          <table:table-cell office:value-type="float" office:value="0.0357275099484" calcext:value-type="float">
            <text:p>0.0357275099</text:p>
          </table:table-cell>
          <table:table-cell office:value-type="float" office:value="0.02134913486" calcext:value-type="float">
            <text:p>0.0213491349</text:p>
          </table:table-cell>
        </table:table-row>
        <table:table-row table:style-name="ro1">
          <table:table-cell office:value-type="float" office:value="0.0368976681514" calcext:value-type="float">
            <text:p>0.0368976682</text:p>
          </table:table-cell>
          <table:table-cell office:value-type="float" office:value="0.0216831973071" calcext:value-type="float">
            <text:p>0.0216831973</text:p>
          </table:table-cell>
        </table:table-row>
        <table:table-row table:style-name="ro1">
          <table:table-cell office:value-type="float" office:value="0.0380617964849" calcext:value-type="float">
            <text:p>0.0380617965</text:p>
          </table:table-cell>
          <table:table-cell office:value-type="float" office:value="0.0219899550231" calcext:value-type="float">
            <text:p>0.021989955</text:p>
          </table:table-cell>
        </table:table-row>
        <table:table-row table:style-name="ro1">
          <table:table-cell office:value-type="float" office:value="0.039220707765" calcext:value-type="float">
            <text:p>0.0392207078</text:p>
          </table:table-cell>
          <table:table-cell office:value-type="float" office:value="0.0222699877335" calcext:value-type="float">
            <text:p>0.0222699877</text:p>
          </table:table-cell>
        </table:table-row>
        <table:table-row table:style-name="ro1">
          <table:table-cell office:value-type="float" office:value="0.040375190465" calcext:value-type="float">
            <text:p>0.0403751905</text:p>
          </table:table-cell>
          <table:table-cell office:value-type="float" office:value="0.0225238302949" calcext:value-type="float">
            <text:p>0.0225238303</text:p>
          </table:table-cell>
        </table:table-row>
        <table:table-row table:style-name="ro1">
          <table:table-cell office:value-type="float" office:value="0.0415260127088" calcext:value-type="float">
            <text:p>0.0415260127</text:p>
          </table:table-cell>
          <table:table-cell office:value-type="float" office:value="0.0227519760169" calcext:value-type="float">
            <text:p>0.022751976</text:p>
          </table:table-cell>
        </table:table-row>
        <table:table-row table:style-name="ro1">
          <table:table-cell office:value-type="float" office:value="0.0426739260164" calcext:value-type="float">
            <text:p>0.042673926</text:p>
          </table:table-cell>
          <table:table-cell office:value-type="float" office:value="0.0229548796179" calcext:value-type="float">
            <text:p>0.0229548796</text:p>
          </table:table-cell>
        </table:table-row>
        <table:table-row table:style-name="ro1">
          <table:table-cell office:value-type="float" office:value="0.0438196688518" calcext:value-type="float">
            <text:p>0.0438196689</text:p>
          </table:table-cell>
          <table:table-cell office:value-type="float" office:value="0.0231329598604" calcext:value-type="float">
            <text:p>0.0231329599</text:p>
          </table:table-cell>
        </table:table-row>
        <table:table-row table:style-name="ro1">
          <table:table-cell office:value-type="float" office:value="0.0449639700164" calcext:value-type="float">
            <text:p>0.04496397</text:p>
          </table:table-cell>
          <table:table-cell office:value-type="float" office:value="0.0232866019009" calcext:value-type="float">
            <text:p>0.0232866019</text:p>
          </table:table-cell>
        </table:table-row>
        <table:table-row table:style-name="ro1">
          <table:table-cell office:value-type="float" office:value="0.0461075519317" calcext:value-type="float">
            <text:p>0.0461075519</text:p>
          </table:table-cell>
          <table:table-cell office:value-type="float" office:value="0.0234161593857" calcext:value-type="float">
            <text:p>0.0234161594</text:p>
          </table:table-cell>
        </table:table-row>
        <table:table-row table:style-name="ro1">
          <table:table-cell office:value-type="float" office:value="0.0472511338469" calcext:value-type="float">
            <text:p>0.0472511338</text:p>
          </table:table-cell>
          <table:table-cell office:value-type="float" office:value="0.0235219563207" calcext:value-type="float">
            <text:p>0.0235219563</text:p>
          </table:table-cell>
        </table:table-row>
        <table:table-row table:style-name="ro1">
          <table:table-cell office:value-type="float" office:value="0.0483954350116" calcext:value-type="float">
            <text:p>0.048395435</text:p>
          </table:table-cell>
          <table:table-cell office:value-type="float" office:value="0.0236042887374" calcext:value-type="float">
            <text:p>0.0236042887</text:p>
          </table:table-cell>
        </table:table-row>
        <table:table-row table:style-name="ro1">
          <table:table-cell office:value-type="float" office:value="0.0495411778469" calcext:value-type="float">
            <text:p>0.0495411778</text:p>
          </table:table-cell>
          <table:table-cell office:value-type="float" office:value="0.0236634261749" calcext:value-type="float">
            <text:p>0.0236634262</text:p>
          </table:table-cell>
        </table:table-row>
        <table:table-row table:style-name="ro1">
          <table:table-cell office:value-type="float" office:value="0.0506890911545" calcext:value-type="float">
            <text:p>0.0506890912</text:p>
          </table:table-cell>
          <table:table-cell office:value-type="float" office:value="0.0236996129956" calcext:value-type="float">
            <text:p>0.023699613</text:p>
          </table:table-cell>
        </table:table-row>
        <table:table-row table:style-name="ro1">
          <table:table-cell office:value-type="float" office:value="0.0518399133983" calcext:value-type="float">
            <text:p>0.0518399134</text:p>
          </table:table-cell>
          <table:table-cell office:value-type="float" office:value="0.0237130695495" calcext:value-type="float">
            <text:p>0.0237130695</text:p>
          </table:table-cell>
        </table:table-row>
        <table:table-row table:style-name="ro1">
          <table:table-cell office:value-type="float" office:value="0.0529943960984" calcext:value-type="float">
            <text:p>0.0529943961</text:p>
          </table:table-cell>
          <table:table-cell office:value-type="float" office:value="0.023703993198" calcext:value-type="float">
            <text:p>0.0237039932</text:p>
          </table:table-cell>
        </table:table-row>
        <table:table-row table:style-name="ro1">
          <table:table-cell office:value-type="float" office:value="0.0541533073784" calcext:value-type="float">
            <text:p>0.0541533074</text:p>
          </table:table-cell>
          <table:table-cell office:value-type="float" office:value="0.0236725592097" calcext:value-type="float">
            <text:p>0.0236725592</text:p>
          </table:table-cell>
        </table:table-row>
        <table:table-row table:style-name="ro1">
          <table:table-cell office:value-type="float" office:value="0.0553174357119" calcext:value-type="float">
            <text:p>0.0553174357</text:p>
          </table:table-cell>
          <table:table-cell office:value-type="float" office:value="0.0236189215365" calcext:value-type="float">
            <text:p>0.0236189215</text:p>
          </table:table-cell>
        </table:table-row>
        <table:table-row table:style-name="ro1">
          <table:table-cell office:value-type="float" office:value="0.056487593915" calcext:value-type="float">
            <text:p>0.0564875939</text:p>
          </table:table-cell>
          <table:table-cell office:value-type="float" office:value="0.023543213476" calcext:value-type="float">
            <text:p>0.0235432135</text:p>
          </table:table-cell>
        </table:table-row>
        <table:table-row table:style-name="ro1">
          <table:table-cell office:value-type="float" office:value="0.0576646234422" calcext:value-type="float">
            <text:p>0.0576646234</text:p>
          </table:table-cell>
          <table:table-cell office:value-type="float" office:value="0.0234455482292" calcext:value-type="float">
            <text:p>0.0234455482</text:p>
          </table:table-cell>
        </table:table-row>
        <table:table-row table:style-name="ro1">
          <table:table-cell office:value-type="float" office:value="0.0588493990473" calcext:value-type="float">
            <text:p>0.058849399</text:p>
          </table:table-cell>
          <table:table-cell office:value-type="float" office:value="0.0233260193553" calcext:value-type="float">
            <text:p>0.0233260194</text:p>
          </table:table-cell>
        </table:table-row>
        <table:table-row table:style-name="ro1">
          <table:table-cell office:value-type="float" office:value="0.0600428338806" calcext:value-type="float">
            <text:p>0.0600428339</text:p>
          </table:table-cell>
          <table:table-cell office:value-type="float" office:value="0.0231847011282" calcext:value-type="float">
            <text:p>0.0231847011</text:p>
          </table:table-cell>
        </table:table-row>
        <table:table-row table:style-name="ro1">
          <table:table-cell office:value-type="float" office:value="0.061245885105" calcext:value-type="float">
            <text:p>0.0612458851</text:p>
          </table:table-cell>
          <table:table-cell office:value-type="float" office:value="0.023021648798" calcext:value-type="float">
            <text:p>0.0230216488</text:p>
          </table:table-cell>
        </table:table-row>
        <table:table-row table:style-name="ro1">
          <table:table-cell office:value-type="float" office:value="0.0624595601287" calcext:value-type="float">
            <text:p>0.0624595601</text:p>
          </table:table-cell>
          <table:table-cell office:value-type="float" office:value="0.0228368987573" calcext:value-type="float">
            <text:p>0.0228368988</text:p>
          </table:table-cell>
        </table:table-row>
        <table:table-row table:style-name="ro1">
          <table:table-cell office:value-type="float" office:value="0.0636849235677" calcext:value-type="float">
            <text:p>0.0636849236</text:p>
          </table:table-cell>
          <table:table-cell office:value-type="float" office:value="0.0226304686124" calcext:value-type="float">
            <text:p>0.0226304686</text:p>
          </table:table-cell>
        </table:table-row>
        <table:table-row table:style-name="ro1">
          <table:table-cell office:value-type="float" office:value="0.0649231050736" calcext:value-type="float">
            <text:p>0.0649231051</text:p>
          </table:table-cell>
          <table:table-cell office:value-type="float" office:value="0.0224023571593" calcext:value-type="float">
            <text:p>0.0224023572</text:p>
          </table:table-cell>
        </table:table-row>
        <table:table-row table:style-name="ro1">
          <table:table-cell office:value-type="float" office:value="0.0661753081885" calcext:value-type="float">
            <text:p>0.0661753082</text:p>
          </table:table-cell>
          <table:table-cell office:value-type="float" office:value="0.0221525442607" calcext:value-type="float">
            <text:p>0.0221525443</text:p>
          </table:table-cell>
        </table:table-row>
        <table:table-row table:style-name="ro1">
          <table:table-cell office:value-type="float" office:value="0.0674428204223" calcext:value-type="float">
            <text:p>0.0674428204</text:p>
          </table:table-cell>
          <table:table-cell office:value-type="float" office:value="0.0218809906215" calcext:value-type="float">
            <text:p>0.0218809906</text:p>
          </table:table-cell>
        </table:table-row>
        <table:table-row table:style-name="ro1">
          <table:table-cell office:value-type="float" office:value="0.0687270247887" calcext:value-type="float">
            <text:p>0.0687270248</text:p>
          </table:table-cell>
          <table:table-cell office:value-type="float" office:value="0.0215876374559" calcext:value-type="float">
            <text:p>0.0215876375</text:p>
          </table:table-cell>
        </table:table-row>
        <table:table-row table:style-name="ro1">
          <table:table-cell office:value-type="float" office:value="0.0700294130877" calcext:value-type="float">
            <text:p>0.0700294131</text:p>
          </table:table-cell>
          <table:table-cell office:value-type="float" office:value="0.0212724060406" calcext:value-type="float">
            <text:p>0.021272406</text:p>
          </table:table-cell>
        </table:table-row>
        <table:table-row table:style-name="ro1">
          <table:table-cell office:value-type="float" office:value="0.0713516012915" calcext:value-type="float">
            <text:p>0.0713516013</text:p>
          </table:table-cell>
          <table:table-cell office:value-type="float" office:value="0.0209351971445" calcext:value-type="float">
            <text:p>0.0209351971</text:p>
          </table:table-cell>
        </table:table-row>
        <table:table-row table:style-name="ro1">
          <table:table-cell office:value-type="float" office:value="0.0726953474716" calcext:value-type="float">
            <text:p>0.0726953475</text:p>
          </table:table-cell>
          <table:table-cell office:value-type="float" office:value="0.0205758903228" calcext:value-type="float">
            <text:p>0.0205758903</text:p>
          </table:table-cell>
        </table:table-row>
        <table:table-row table:style-name="ro1">
          <table:table-cell office:value-type="float" office:value="0.0740625728183" calcext:value-type="float">
            <text:p>0.0740625728</text:p>
          </table:table-cell>
          <table:table-cell office:value-type="float" office:value="0.0201943430638" calcext:value-type="float">
            <text:p>0.0201943431</text:p>
          </table:table-cell>
        </table:table-row>
        <table:table-row table:style-name="ro1">
          <table:table-cell office:value-type="float" office:value="0.0754553864403" calcext:value-type="float">
            <text:p>0.0754553864</text:p>
          </table:table-cell>
          <table:table-cell office:value-type="float" office:value="0.0197903897695" calcext:value-type="float">
            <text:p>0.0197903898</text:p>
          </table:table-cell>
        </table:table-row>
        <table:table-row table:style-name="ro1">
          <table:table-cell office:value-type="float" office:value="0.0768761148228" calcext:value-type="float">
            <text:p>0.0768761148</text:p>
          </table:table-cell>
          <table:table-cell office:value-type="float" office:value="0.0193638405506" calcext:value-type="float">
            <text:p>0.0193638406</text:p>
          </table:table-cell>
        </table:table-row>
        <table:table-row table:style-name="ro1">
          <table:table-cell office:value-type="float" office:value="0.0783273370634" calcext:value-type="float">
            <text:p>0.0783273371</text:p>
          </table:table-cell>
          <table:table-cell office:value-type="float" office:value="0.01891447981" calcext:value-type="float">
            <text:p>0.0189144798</text:p>
          </table:table-cell>
        </table:table-row>
        <table:table-row table:style-name="ro1">
          <table:table-cell office:value-type="float" office:value="0.0798119273346" calcext:value-type="float">
            <text:p>0.0798119273</text:p>
          </table:table-cell>
          <table:table-cell office:value-type="float" office:value="0.0184420645844" calcext:value-type="float">
            <text:p>0.0184420646</text:p>
          </table:table-cell>
        </table:table-row>
        <table:table-row table:style-name="ro1">
          <table:table-cell office:value-type="float" office:value="0.0813331064607" calcext:value-type="float">
            <text:p>0.0813331065</text:p>
          </table:table-cell>
          <table:table-cell office:value-type="float" office:value="0.0179463226065" calcext:value-type="float">
            <text:p>0.0179463226</text:p>
          </table:table-cell>
        </table:table-row>
        <table:table-row table:style-name="ro1">
          <table:table-cell office:value-type="float" office:value="0.0828945051039" calcext:value-type="float">
            <text:p>0.0828945051</text:p>
          </table:table-cell>
          <table:table-cell office:value-type="float" office:value="0.0174269500412" calcext:value-type="float">
            <text:p>0.01742695</text:p>
          </table:table-cell>
        </table:table-row>
        <table:table-row table:style-name="ro1">
          <table:table-cell office:value-type="float" office:value="0.0845002418845" calcext:value-type="float">
            <text:p>0.0845002419</text:p>
          </table:table-cell>
          <table:table-cell office:value-type="float" office:value="0.0168836088397" calcext:value-type="float">
            <text:p>0.0168836088</text:p>
          </table:table-cell>
        </table:table-row>
        <table:table-row table:style-name="ro1">
          <table:table-cell office:value-type="float" office:value="0.0861550209381" calcext:value-type="float">
            <text:p>0.0861550209</text:p>
          </table:table-cell>
          <table:table-cell office:value-type="float" office:value="0.0163159236403" calcext:value-type="float">
            <text:p>0.0163159236</text:p>
          </table:table-cell>
        </table:table-row>
        <table:table-row table:style-name="ro1">
          <table:table-cell office:value-type="float" office:value="0.0878642550771" calcext:value-type="float">
            <text:p>0.0878642551</text:p>
          </table:table-cell>
          <table:table-cell office:value-type="float" office:value="0.0157234781279" calcext:value-type="float">
            <text:p>0.0157234781</text:p>
          </table:table-cell>
        </table:table-row>
        <table:table-row table:style-name="ro1">
          <table:table-cell office:value-type="float" office:value="0.0896342231545" calcext:value-type="float">
            <text:p>0.0896342232</text:p>
          </table:table-cell>
          <table:table-cell office:value-type="float" office:value="0.015105810743" calcext:value-type="float">
            <text:p>0.0151058107</text:p>
          </table:table-cell>
        </table:table-row>
        <table:table-row table:style-name="ro1">
          <table:table-cell office:value-type="float" office:value="0.0914722738021" calcext:value-type="float">
            <text:p>0.0914722738</text:p>
          </table:table-cell>
          <table:table-cell office:value-type="float" office:value="0.0144624096" calcext:value-type="float">
            <text:p>0.0144624096</text:p>
          </table:table-cell>
        </table:table-row>
        <table:table-row table:style-name="ro1">
          <table:table-cell office:value-type="float" office:value="0.0933870931223" calcext:value-type="float">
            <text:p>0.0933870931</text:p>
          </table:table-cell>
          <table:table-cell office:value-type="float" office:value="0.0137927064394" calcext:value-type="float">
            <text:p>0.0137927064</text:p>
          </table:table-cell>
        </table:table-row>
        <table:table-row table:style-name="ro1">
          <table:table-cell office:value-type="float" office:value="0.0953890622447" calcext:value-type="float">
            <text:p>0.0953890622</text:p>
          </table:table-cell>
          <table:table-cell office:value-type="float" office:value="0.0130960693858" calcext:value-type="float">
            <text:p>0.0130960694</text:p>
          </table:table-cell>
        </table:table-row>
        <table:table-row table:style-name="ro1">
          <table:table-cell office:value-type="float" office:value="0.0974907438686" calcext:value-type="float">
            <text:p>0.0974907439</text:p>
          </table:table-cell>
          <table:table-cell office:value-type="float" office:value="0.012371794224" calcext:value-type="float">
            <text:p>0.0123717942</text:p>
          </table:table-cell>
        </table:table-row>
        <table:table-row table:style-name="ro1">
          <table:table-cell office:value-type="float" office:value="0.0997075584512" calcext:value-type="float">
            <text:p>0.0997075585</text:p>
          </table:table-cell>
          <table:table-cell office:value-type="float" office:value="0.0116190938162" calcext:value-type="float">
            <text:p>0.0116190938</text:p>
          </table:table-cell>
        </table:table-row>
        <table:table-row table:style-name="ro1">
          <table:table-cell office:value-type="float" office:value="0.102058747021" calcext:value-type="float">
            <text:p>0.102058747</text:p>
          </table:table-cell>
          <table:table-cell office:value-type="float" office:value="0.0108370851812" calcext:value-type="float">
            <text:p>0.0108370852</text:p>
          </table:table-cell>
        </table:table-row>
        <table:table-row table:style-name="ro1">
          <table:table-cell office:value-type="float" office:value="0.104568781226" calcext:value-type="float">
            <text:p>0.1045687812</text:p>
          </table:table-cell>
          <table:table-cell office:value-type="float" office:value="0.0100247736219" calcext:value-type="float">
            <text:p>0.0100247736</text:p>
          </table:table-cell>
        </table:table-row>
        <table:table-row table:style-name="ro1">
          <table:table-cell office:value-type="float" office:value="0.107269497778" calcext:value-type="float">
            <text:p>0.1072694978</text:p>
          </table:table-cell>
          <table:table-cell office:value-type="float" office:value="0.0091810331523" calcext:value-type="float">
            <text:p>0.0091810332</text:p>
          </table:table-cell>
        </table:table-row>
        <table:table-row table:style-name="ro1">
          <table:table-cell office:value-type="float" office:value="0.110203459479" calcext:value-type="float">
            <text:p>0.1102034595</text:p>
          </table:table-cell>
          <table:table-cell office:value-type="float" office:value="0.00830458238425" calcext:value-type="float">
            <text:p>0.0083045824</text:p>
          </table:table-cell>
        </table:table-row>
        <table:table-row table:style-name="ro1">
          <table:table-cell office:value-type="float" office:value="0.113429507605" calcext:value-type="float">
            <text:p>0.1134295076</text:p>
          </table:table-cell>
          <table:table-cell office:value-type="float" office:value="0.0073939552043" calcext:value-type="float">
            <text:p>0.0073939552</text:p>
          </table:table-cell>
        </table:table-row>
        <table:table-row table:style-name="ro1">
          <table:table-cell office:value-type="float" office:value="0.117032497956" calcext:value-type="float">
            <text:p>0.117032498</text:p>
          </table:table-cell>
          <table:table-cell office:value-type="float" office:value="0.00644746664514" calcext:value-type="float">
            <text:p>0.0064474666</text:p>
          </table:table-cell>
        </table:table-row>
        <table:table-row table:style-name="ro1">
          <table:table-cell office:value-type="float" office:value="0.1211417274" calcext:value-type="float">
            <text:p>0.1211417274</text:p>
          </table:table-cell>
          <table:table-cell office:value-type="float" office:value="0.00546317855239" calcext:value-type="float">
            <text:p>0.0054631786</text:p>
          </table:table-cell>
        </table:table-row>
        <table:table-row table:style-name="ro1">
          <table:table-cell office:value-type="float" office:value="0.125969543119" calcext:value-type="float">
            <text:p>0.1259695431</text:p>
          </table:table-cell>
          <table:table-cell office:value-type="float" office:value="0.0044388850684" calcext:value-type="float">
            <text:p>0.0044388851</text:p>
          </table:table-cell>
        </table:table-row>
        <table:table-row table:style-name="ro1">
          <table:table-cell office:value-type="float" office:value="0.131904728836" calcext:value-type="float">
            <text:p>0.1319047288</text:p>
          </table:table-cell>
          <table:table-cell office:value-type="float" office:value="0.00337219921962" calcext:value-type="float">
            <text:p>0.0033721992</text:p>
          </table:table-cell>
        </table:table-row>
        <table:table-row table:style-name="ro1">
          <table:table-cell office:value-type="float" office:value="0.139794524196" calcext:value-type="float">
            <text:p>0.1397945242</text:p>
          </table:table-cell>
          <table:table-cell office:value-type="float" office:value="0.00226111666923" calcext:value-type="float">
            <text:p>0.0022611167</text:p>
          </table:table-cell>
        </table:table-row>
        <table:table-row table:style-name="ro1">
          <table:table-cell office:value-type="float" office:value="0.152229818205" calcext:value-type="float">
            <text:p>0.1522298182</text:p>
          </table:table-cell>
          <table:table-cell office:value-type="float" office:value="0.00110753032563" calcext:value-type="float">
            <text:p>0.00110753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7T00:45:06.862864984</dc:date>
    <meta:editing-duration>PT2M32S</meta:editing-duration>
    <meta:editing-cycles>1</meta:editing-cycles>
    <meta:document-statistic meta:table-count="1" meta:cell-count="200" meta:object-count="1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9cm" svg:y="4.201cm" style:legend-expansion="high" chart:style-name="ch2"/>
        <chart:plot-area chart:style-name="ch3" table:cell-range-address="_expected_delta_200_40_100_15.A1:_expected_delta_200_40_100_15.B100" chart:data-source-has-labels="row" svg:x="0.32cm" svg:y="0.18cm" svg:width="12.25cm" svg:height="8.64cm">
          <chartooo:coordinate-region svg:x="0.611cm" svg:y="0.379cm" svg:width="11.71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_expected_delta_200_40_100_15.B2:_expected_delta_200_40_100_15.B100" chart:label-cell-address="_expected_delta_200_40_100_15.B1:_expected_delta_200_40_100_15.B1" chart:class="chart:scatter">
            <chart:domain table:cell-range-address="_expected_delta_200_40_100_15.A2:_expected_delta_200_40_100_15.A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ected Delta</text:p>
                <draw:g>
                  <svg:desc>_expected_delta_200_40_100_15.B1:_expected_delta_200_40_100_1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600147143417">
                <text:p>-0.0600147143417</text:p>
                <draw:g>
                  <svg:desc>_expected_delta_200_40_100_15.A2:_expected_delta_200_40_100_15.A100</svg:desc>
                </draw:g>
              </table:table-cell>
              <table:table-cell office:value-type="float" office:value="-0.059152059141">
                <text:p>-0.059152059141</text:p>
                <draw:g>
                  <svg:desc>_expected_delta_200_40_100_15.B2:_expected_delta_200_40_100_15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75794203328">
                <text:p>-0.0475794203328</text:p>
              </table:table-cell>
              <table:table-cell office:value-type="float" office:value="-0.0463914073584">
                <text:p>-0.0463914073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96896249724">
                <text:p>-0.0396896249724</text:p>
              </table:table-cell>
              <table:table-cell office:value-type="float" office:value="-0.0382951401536">
                <text:p>-0.0382951401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337544392553">
                <text:p>-0.0337544392553</text:p>
              </table:table-cell>
              <table:table-cell office:value-type="float" office:value="-0.0322328278207">
                <text:p>-0.03223282782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89266235362">
                <text:p>-0.0289266235362</text:p>
              </table:table-cell>
              <table:table-cell office:value-type="float" office:value="-0.0273389204167">
                <text:p>-0.0273389204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48173940929">
                <text:p>-0.0248173940929</text:p>
              </table:table-cell>
              <table:table-cell office:value-type="float" office:value="-0.023214051623">
                <text:p>-0.023214051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12144037414">
                <text:p>-0.0212144037414</text:p>
              </table:table-cell>
              <table:table-cell office:value-type="float" office:value="-0.0196389895523">
                <text:p>-0.0196389895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79883556152">
                <text:p>-0.0179883556152</text:p>
              </table:table-cell>
              <table:table-cell office:value-type="float" office:value="-0.0164796120049">
                <text:p>-0.0164796120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5054393915">
                <text:p>-0.015054393915</text:p>
              </table:table-cell>
              <table:table-cell office:value-type="float" office:value="-0.0136475035967">
                <text:p>-0.0136475035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23536773623">
                <text:p>-0.0123536773623</text:p>
              </table:table-cell>
              <table:table-cell office:value-type="float" office:value="-0.0110810977716">
                <text:p>-0.0110810977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984364315777">
                <text:p>-0.00984364315777</text:p>
              </table:table-cell>
              <table:table-cell office:value-type="float" office:value="-0.00873568598973">
                <text:p>-0.00873568598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74924545879">
                <text:p>-0.0074924545879</text:p>
              </table:table-cell>
              <table:table-cell office:value-type="float" office:value="-0.00657770519333">
                <text:p>-0.00657770519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527564000524">
                <text:p>-0.00527564000524</text:p>
              </table:table-cell>
              <table:table-cell office:value-type="float" office:value="-0.00458127108113">
                <text:p>-0.00458127108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317395838138">
                <text:p>-0.00317395838138</text:p>
              </table:table-cell>
              <table:table-cell office:value-type="float" office:value="-0.00272597108297">
                <text:p>-0.00272597108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117198925899">
                <text:p>-0.00117198925899</text:p>
              </table:table-cell>
              <table:table-cell office:value-type="float" office:value="-0.000995402838423">
                <text:p>-0.000995402838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742830061258">
                <text:p>0.000742830061258</text:p>
              </table:table-cell>
              <table:table-cell office:value-type="float" office:value="0.000623826123807">
                <text:p>0.000623826123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58088070887">
                <text:p>0.00258088070887</text:p>
              </table:table-cell>
              <table:table-cell office:value-type="float" office:value="0.00214280253869">
                <text:p>0.00214280253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35084878619">
                <text:p>0.00435084878619</text:p>
              </table:table-cell>
              <table:table-cell office:value-type="float" office:value="0.00357081521022">
                <text:p>0.00357081521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06008292522">
                <text:p>0.00606008292522</text:p>
              </table:table-cell>
              <table:table-cell office:value-type="float" office:value="0.00491572901042">
                <text:p>0.004915729010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71486197879">
                <text:p>0.00771486197879</text:p>
              </table:table-cell>
              <table:table-cell office:value-type="float" office:value="0.00618426547238">
                <text:p>0.00618426547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32059875946">
                <text:p>0.00932059875946</text:p>
              </table:table-cell>
              <table:table-cell office:value-type="float" office:value="0.00738221678204">
                <text:p>0.00738221678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08819974026">
                <text:p>0.0108819974026</text:p>
              </table:table-cell>
              <table:table-cell office:value-type="float" office:value="0.00851461137926">
                <text:p>0.00851461137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4031765287">
                <text:p>0.0124031765287</text:p>
              </table:table-cell>
              <table:table-cell office:value-type="float" office:value="0.0095858438019">
                <text:p>0.0095858438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38877667999">
                <text:p>0.0138877667999</text:p>
              </table:table-cell>
              <table:table-cell office:value-type="float" office:value="0.0105997777056">
                <text:p>0.0105997777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53389890406">
                <text:p>0.0153389890406</text:p>
              </table:table-cell>
              <table:table-cell office:value-type="float" office:value="0.0115598284823">
                <text:p>0.01155982848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759717423">
                <text:p>0.016759717423</text:p>
              </table:table-cell>
              <table:table-cell office:value-type="float" office:value="0.0124690301678">
                <text:p>0.01246903016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152531045">
                <text:p>0.018152531045</text:p>
              </table:table-cell>
              <table:table-cell office:value-type="float" office:value="0.0133300901134">
                <text:p>0.0133300901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95197563917">
                <text:p>0.0195197563917</text:p>
              </table:table-cell>
              <table:table-cell office:value-type="float" office:value="0.0141454340252">
                <text:p>0.01414543402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08635025719">
                <text:p>0.0208635025719</text:p>
              </table:table-cell>
              <table:table-cell office:value-type="float" office:value="0.014917243351">
                <text:p>0.014917243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21856907756">
                <text:p>0.0221856907756</text:p>
              </table:table-cell>
              <table:table-cell office:value-type="float" office:value="0.0156474865301">
                <text:p>0.0156474865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4880790746">
                <text:p>0.0234880790746</text:p>
              </table:table-cell>
              <table:table-cell office:value-type="float" office:value="0.0163379452836">
                <text:p>0.0163379452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772283441">
                <text:p>0.024772283441</text:p>
              </table:table-cell>
              <table:table-cell office:value-type="float" office:value="0.0169902368636">
                <text:p>0.01699023686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60397956749">
                <text:p>0.0260397956749</text:p>
              </table:table-cell>
              <table:table-cell office:value-type="float" office:value="0.0176058329884">
                <text:p>0.01760583298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72919987898">
                <text:p>0.0272919987898</text:p>
              </table:table-cell>
              <table:table-cell office:value-type="float" office:value="0.0181860760387">
                <text:p>0.01818607603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85301802956">
                <text:p>0.0285301802956</text:p>
              </table:table-cell>
              <table:table-cell office:value-type="float" office:value="0.0187321929796">
                <text:p>0.01873219297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97555437346">
                <text:p>0.0297555437346</text:p>
              </table:table-cell>
              <table:table-cell office:value-type="float" office:value="0.0192453073795">
                <text:p>0.01924530737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09692187583">
                <text:p>0.0309692187583</text:p>
              </table:table-cell>
              <table:table-cell office:value-type="float" office:value="0.019726449831">
                <text:p>0.0197264498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21722699827">
                <text:p>0.0321722699827</text:p>
              </table:table-cell>
              <table:table-cell office:value-type="float" office:value="0.0201765670191">
                <text:p>0.02017656701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3365704816">
                <text:p>0.033365704816</text:p>
              </table:table-cell>
              <table:table-cell office:value-type="float" office:value="0.0205965296419">
                <text:p>0.02059652964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45504804212">
                <text:p>0.0345504804212</text:p>
              </table:table-cell>
              <table:table-cell office:value-type="float" office:value="0.0209871393526">
                <text:p>0.02098713935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57275099484">
                <text:p>0.0357275099484</text:p>
              </table:table-cell>
              <table:table-cell office:value-type="float" office:value="0.02134913486">
                <text:p>0.021349134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68976681514">
                <text:p>0.0368976681514</text:p>
              </table:table-cell>
              <table:table-cell office:value-type="float" office:value="0.0216831973071">
                <text:p>0.02168319730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80617964849">
                <text:p>0.0380617964849</text:p>
              </table:table-cell>
              <table:table-cell office:value-type="float" office:value="0.0219899550231">
                <text:p>0.0219899550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9220707765">
                <text:p>0.039220707765</text:p>
              </table:table-cell>
              <table:table-cell office:value-type="float" office:value="0.0222699877335">
                <text:p>0.02226998773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0375190465">
                <text:p>0.040375190465</text:p>
              </table:table-cell>
              <table:table-cell office:value-type="float" office:value="0.0225238302949">
                <text:p>0.02252383029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15260127088">
                <text:p>0.0415260127088</text:p>
              </table:table-cell>
              <table:table-cell office:value-type="float" office:value="0.0227519760169">
                <text:p>0.02275197601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26739260164">
                <text:p>0.0426739260164</text:p>
              </table:table-cell>
              <table:table-cell office:value-type="float" office:value="0.0229548796179">
                <text:p>0.02295487961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38196688518">
                <text:p>0.0438196688518</text:p>
              </table:table-cell>
              <table:table-cell office:value-type="float" office:value="0.0231329598604">
                <text:p>0.02313295986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49639700164">
                <text:p>0.0449639700164</text:p>
              </table:table-cell>
              <table:table-cell office:value-type="float" office:value="0.0232866019009">
                <text:p>0.0232866019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61075519317">
                <text:p>0.0461075519317</text:p>
              </table:table-cell>
              <table:table-cell office:value-type="float" office:value="0.0234161593857">
                <text:p>0.0234161593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72511338469">
                <text:p>0.0472511338469</text:p>
              </table:table-cell>
              <table:table-cell office:value-type="float" office:value="0.0235219563207">
                <text:p>0.02352195632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83954350116">
                <text:p>0.0483954350116</text:p>
              </table:table-cell>
              <table:table-cell office:value-type="float" office:value="0.0236042887374">
                <text:p>0.02360428873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95411778469">
                <text:p>0.0495411778469</text:p>
              </table:table-cell>
              <table:table-cell office:value-type="float" office:value="0.0236634261749">
                <text:p>0.02366342617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06890911545">
                <text:p>0.0506890911545</text:p>
              </table:table-cell>
              <table:table-cell office:value-type="float" office:value="0.0236996129956">
                <text:p>0.02369961299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18399133983">
                <text:p>0.0518399133983</text:p>
              </table:table-cell>
              <table:table-cell office:value-type="float" office:value="0.0237130695495">
                <text:p>0.0237130695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29943960984">
                <text:p>0.0529943960984</text:p>
              </table:table-cell>
              <table:table-cell office:value-type="float" office:value="0.023703993198">
                <text:p>0.0237039931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41533073784">
                <text:p>0.0541533073784</text:p>
              </table:table-cell>
              <table:table-cell office:value-type="float" office:value="0.0236725592097">
                <text:p>0.02367255920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53174357119">
                <text:p>0.0553174357119</text:p>
              </table:table-cell>
              <table:table-cell office:value-type="float" office:value="0.0236189215365">
                <text:p>0.0236189215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6487593915">
                <text:p>0.056487593915</text:p>
              </table:table-cell>
              <table:table-cell office:value-type="float" office:value="0.023543213476">
                <text:p>0.0235432134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76646234422">
                <text:p>0.0576646234422</text:p>
              </table:table-cell>
              <table:table-cell office:value-type="float" office:value="0.0234455482292">
                <text:p>0.02344554822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88493990473">
                <text:p>0.0588493990473</text:p>
              </table:table-cell>
              <table:table-cell office:value-type="float" office:value="0.0233260193553">
                <text:p>0.02332601935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00428338806">
                <text:p>0.0600428338806</text:p>
              </table:table-cell>
              <table:table-cell office:value-type="float" office:value="0.0231847011282">
                <text:p>0.02318470112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1245885105">
                <text:p>0.061245885105</text:p>
              </table:table-cell>
              <table:table-cell office:value-type="float" office:value="0.023021648798">
                <text:p>0.0230216487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24595601287">
                <text:p>0.0624595601287</text:p>
              </table:table-cell>
              <table:table-cell office:value-type="float" office:value="0.0228368987573">
                <text:p>0.02283689875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36849235677">
                <text:p>0.0636849235677</text:p>
              </table:table-cell>
              <table:table-cell office:value-type="float" office:value="0.0226304686124">
                <text:p>0.0226304686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49231050736">
                <text:p>0.0649231050736</text:p>
              </table:table-cell>
              <table:table-cell office:value-type="float" office:value="0.0224023571593">
                <text:p>0.02240235715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1753081885">
                <text:p>0.0661753081885</text:p>
              </table:table-cell>
              <table:table-cell office:value-type="float" office:value="0.0221525442607">
                <text:p>0.0221525442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4428204223">
                <text:p>0.0674428204223</text:p>
              </table:table-cell>
              <table:table-cell office:value-type="float" office:value="0.0218809906215">
                <text:p>0.02188099062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7270247887">
                <text:p>0.0687270247887</text:p>
              </table:table-cell>
              <table:table-cell office:value-type="float" office:value="0.0215876374559">
                <text:p>0.0215876374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00294130877">
                <text:p>0.0700294130877</text:p>
              </table:table-cell>
              <table:table-cell office:value-type="float" office:value="0.0212724060406">
                <text:p>0.02127240604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13516012915">
                <text:p>0.0713516012915</text:p>
              </table:table-cell>
              <table:table-cell office:value-type="float" office:value="0.0209351971445">
                <text:p>0.02093519714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26953474716">
                <text:p>0.0726953474716</text:p>
              </table:table-cell>
              <table:table-cell office:value-type="float" office:value="0.0205758903228">
                <text:p>0.02057589032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40625728183">
                <text:p>0.0740625728183</text:p>
              </table:table-cell>
              <table:table-cell office:value-type="float" office:value="0.0201943430638">
                <text:p>0.02019434306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54553864403">
                <text:p>0.0754553864403</text:p>
              </table:table-cell>
              <table:table-cell office:value-type="float" office:value="0.0197903897695">
                <text:p>0.01979038976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68761148228">
                <text:p>0.0768761148228</text:p>
              </table:table-cell>
              <table:table-cell office:value-type="float" office:value="0.0193638405506">
                <text:p>0.01936384055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83273370634">
                <text:p>0.0783273370634</text:p>
              </table:table-cell>
              <table:table-cell office:value-type="float" office:value="0.01891447981">
                <text:p>0.01891447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98119273346">
                <text:p>0.0798119273346</text:p>
              </table:table-cell>
              <table:table-cell office:value-type="float" office:value="0.0184420645844">
                <text:p>0.0184420645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13331064607">
                <text:p>0.0813331064607</text:p>
              </table:table-cell>
              <table:table-cell office:value-type="float" office:value="0.0179463226065">
                <text:p>0.0179463226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28945051039">
                <text:p>0.0828945051039</text:p>
              </table:table-cell>
              <table:table-cell office:value-type="float" office:value="0.0174269500412">
                <text:p>0.0174269500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45002418845">
                <text:p>0.0845002418845</text:p>
              </table:table-cell>
              <table:table-cell office:value-type="float" office:value="0.0168836088397">
                <text:p>0.01688360883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61550209381">
                <text:p>0.0861550209381</text:p>
              </table:table-cell>
              <table:table-cell office:value-type="float" office:value="0.0163159236403">
                <text:p>0.01631592364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78642550771">
                <text:p>0.0878642550771</text:p>
              </table:table-cell>
              <table:table-cell office:value-type="float" office:value="0.0157234781279">
                <text:p>0.01572347812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96342231545">
                <text:p>0.0896342231545</text:p>
              </table:table-cell>
              <table:table-cell office:value-type="float" office:value="0.015105810743">
                <text:p>0.0151058107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14722738021">
                <text:p>0.0914722738021</text:p>
              </table:table-cell>
              <table:table-cell office:value-type="float" office:value="0.0144624096">
                <text:p>0.01446240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33870931223">
                <text:p>0.0933870931223</text:p>
              </table:table-cell>
              <table:table-cell office:value-type="float" office:value="0.0137927064394">
                <text:p>0.01379270643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53890622447">
                <text:p>0.0953890622447</text:p>
              </table:table-cell>
              <table:table-cell office:value-type="float" office:value="0.0130960693858">
                <text:p>0.01309606938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974907438686">
                <text:p>0.0974907438686</text:p>
              </table:table-cell>
              <table:table-cell office:value-type="float" office:value="0.012371794224">
                <text:p>0.0123717942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97075584512">
                <text:p>0.0997075584512</text:p>
              </table:table-cell>
              <table:table-cell office:value-type="float" office:value="0.0116190938162">
                <text:p>0.01161909381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2058747021">
                <text:p>0.102058747021</text:p>
              </table:table-cell>
              <table:table-cell office:value-type="float" office:value="0.0108370851812">
                <text:p>0.01083708518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4568781226">
                <text:p>0.104568781226</text:p>
              </table:table-cell>
              <table:table-cell office:value-type="float" office:value="0.0100247736219">
                <text:p>0.0100247736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7269497778">
                <text:p>0.107269497778</text:p>
              </table:table-cell>
              <table:table-cell office:value-type="float" office:value="0.0091810331523">
                <text:p>0.00918103315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0203459479">
                <text:p>0.110203459479</text:p>
              </table:table-cell>
              <table:table-cell office:value-type="float" office:value="0.00830458238425">
                <text:p>0.008304582384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3429507605">
                <text:p>0.113429507605</text:p>
              </table:table-cell>
              <table:table-cell office:value-type="float" office:value="0.0073939552043">
                <text:p>0.00739395520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7032497956">
                <text:p>0.117032497956</text:p>
              </table:table-cell>
              <table:table-cell office:value-type="float" office:value="0.00644746664514">
                <text:p>0.006447466645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11417274">
                <text:p>0.1211417274</text:p>
              </table:table-cell>
              <table:table-cell office:value-type="float" office:value="0.00546317855239">
                <text:p>0.005463178552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5969543119">
                <text:p>0.125969543119</text:p>
              </table:table-cell>
              <table:table-cell office:value-type="float" office:value="0.0044388850684">
                <text:p>0.00443888506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31904728836">
                <text:p>0.131904728836</text:p>
              </table:table-cell>
              <table:table-cell office:value-type="float" office:value="0.00337219921962">
                <text:p>0.003372199219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9794524196">
                <text:p>0.139794524196</text:p>
              </table:table-cell>
              <table:table-cell office:value-type="float" office:value="0.00226111666923">
                <text:p>0.002261116669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2229818205">
                <text:p>0.152229818205</text:p>
              </table:table-cell>
              <table:table-cell office:value-type="float" office:value="0.00110753032563">
                <text:p>0.00110753032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